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80000000800F3254CFE33124B2.png" manifest:media-type="image/png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201000001DC0000006DBFF85775C8837E25.png" manifest:media-type="image/png"/>
  <manifest:file-entry manifest:full-path="Pictures/10000000000002020000010606C95A8E1D8605A2.jpg" manifest:media-type="image/jpe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 officeooo:paragraph-rsid="03b2d248"/>
    </style:style>
    <style:style style:name="P3" style:family="paragraph" style:parent-style-name="Standard">
      <style:text-properties officeooo:paragraph-rsid="03b2d24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9df3c0" officeooo:paragraph-rsid="039df3c0"/>
    </style:style>
    <style:style style:name="P6" style:family="paragraph" style:parent-style-name="Text_20_body">
      <style:text-properties officeooo:rsid="039fa2b5" officeooo:paragraph-rsid="039fa2b5"/>
    </style:style>
    <style:style style:name="P7" style:family="paragraph" style:parent-style-name="Text_20_body">
      <style:text-properties officeooo:rsid="039fb94a" officeooo:paragraph-rsid="039fb94a"/>
    </style:style>
    <style:style style:name="P8" style:family="paragraph" style:parent-style-name="Text_20_body">
      <style:text-properties officeooo:rsid="039fb94a" officeooo:paragraph-rsid="03a3b98b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9064a" officeooo:paragraph-rsid="03a9064a"/>
    </style:style>
    <style:style style:name="P13" style:family="paragraph" style:parent-style-name="Text_20_body">
      <style:text-properties officeooo:rsid="03a91c57" officeooo:paragraph-rsid="03a91c57"/>
    </style:style>
    <style:style style:name="P14" style:family="paragraph" style:parent-style-name="Text_20_body">
      <style:text-properties officeooo:paragraph-rsid="03aa70ca"/>
    </style:style>
    <style:style style:name="P15" style:family="paragraph" style:parent-style-name="Text_20_body">
      <style:text-properties officeooo:rsid="03aa70ca" officeooo:paragraph-rsid="03b1c27d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22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fo:font-size="10pt" officeooo:rsid="03b514b3" style:font-size-asian="10pt" style:font-size-complex="10pt"/>
    </style:style>
    <style:style style:name="T4" style:family="text">
      <style:text-properties fo:font-size="10pt" officeooo:rsid="03b59f5f" style:font-size-asian="10pt" style:font-size-complex="10pt"/>
    </style:style>
    <style:style style:name="T5" style:family="text">
      <style:text-properties fo:font-size="10pt" officeooo:rsid="03b792e1" style:font-size-asian="10pt" style:font-size-complex="10pt"/>
    </style:style>
    <style:style style:name="T6" style:family="text">
      <style:text-properties fo:font-size="10pt" officeooo:rsid="03b93db1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1c27d"/>
    </style:style>
    <style:style style:name="T10" style:family="text">
      <style:text-properties officeooo:rsid="03aa70ca"/>
    </style:style>
    <style:style style:name="T11" style:family="text">
      <style:text-properties officeooo:rsid="03b2ebb5"/>
    </style:style>
    <style:style style:name="T12" style:family="text">
      <style:text-properties officeooo:rsid="03b514b3"/>
    </style:style>
    <style:style style:name="T13" style:family="text">
      <style:text-properties officeooo:rsid="03b59f5f"/>
    </style:style>
    <style:style style:name="T14" style:family="text">
      <style:text-properties officeooo:rsid="03b792e1"/>
    </style:style>
    <style:style style:name="T15" style:family="text">
      <style:text-properties officeooo:rsid="03b93db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2">2</text:span>.1.<text:span text:style-name="T13">2</text:span><text:span text:style-name="T15">2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3</text:a></text:p>
          <text:p text:style-name="P19"><text:a xlink:type="simple" xlink:href="#__RefHeading___Toc272_140681682" text:style-name="Index_20_Link" text:visited-style-name="Index_20_Link">Move<text:tab/>3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  <text:p text:style-name="P18"><text:a xlink:type="simple" xlink:href="#__RefHeading___Toc307_140681682" text:style-name="Index_20_Link" text:visited-style-name="Index_20_Link">Render View Layers<text:tab/>4</text:a></text:p>
          <text:p text:style-name="P18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2860535224336">
          <table:table-cell table:style-name="Tabelle3.A1" office:value-type="string">
            <text:h text:style-name="P22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5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6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6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6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6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6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7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7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7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7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<text:soft-page-break/>Join new Frame<text:bookmark-end text:name="__RefHeading___Toc7216_1018700038"/></text:h>
      <text:p text:style-name="P7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7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8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201000001DC0000006DBFF85775C8837E25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06C95A8E1D8605A2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1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1">Here you find hide options to make the display of nodes 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8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2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2"><draw:frame draw:style-name="fr1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2"/>
      <text:p text:style-name="P12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3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3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4"><text:span text:style-name="T10">This is a compositing feature that does not belong to the </text:span><text:span text:style-name="T9">Geometry Nodes</text:span><text:span text:style-name="T10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5">This is a compositing feature that does not belong to the <text:span text:style-name="T9">Geometry Nodes</text:span> editor. It shares the menu with the Compositor Editor though. And so you see this menu items. It is deactivated. You can't use it in the <text:span text:style-name="T9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style style:name="MT3" style:family="text">
      <style:text-properties fo:font-size="10pt" officeooo:rsid="03b514b3" style:font-size-asian="10pt" style:font-size-complex="10pt"/>
    </style:style>
    <style:style style:name="MT4" style:family="text">
      <style:text-properties fo:font-size="10pt" officeooo:rsid="03b59f5f" style:font-size-asian="10pt" style:font-size-complex="10pt"/>
    </style:style>
    <style:style style:name="MT5" style:family="text">
      <style:text-properties fo:font-size="10pt" officeooo:rsid="03b93d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</text:span><text:span text:style-name="MT5">2</text:span><text:span text:style-name="MT2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6M50S</meta:editing-duration>
    <meta:editing-cycles>835</meta:editing-cycles>
    <meta:generator>LibreOffice/7.0.4.2$Windows_X86_64 LibreOffice_project/dcf040e67528d9187c66b2379df5ea4407429775</meta:generator>
    <dc:date>2021-07-12T09:35:07.475000000</dc:date>
    <meta:document-statistic meta:table-count="2" meta:image-count="12" meta:object-count="0" meta:page-count="5" meta:paragraph-count="97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